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/>
    <style:style style:name="P27" style:parent-style-name="Listenabsatz" style:list-style-name="LFO2" style:family="paragraph"/>
    <style:style style:name="P28" style:parent-style-name="Listenabsatz" style:list-style-name="LFO2" style:family="paragraph"/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  <style:style style:name="P32" style:parent-style-name="Listenabsatz" style:list-style-name="LFO2" style:family="paragraph"/>
    <style:style style:name="P33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19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0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ks-multilayer-perceptron-and-the-backpropagation-algorithm-a5cd5b904fde</text:span></text:a></text:p>
        </text:list-item>
        <text:list-item>
          <text:p text:style-name="P21"><text:a xlink:href="https://www.simplilearn.com/tutorials/deep-learning-tutorial/multilayer-perceptron" office:target-frame-name="_top" xlink:show="replace"><text:span text:style-name="Hyperlink">https://www.simplilearn.com/tutorials/deep-learning-tutorial/multilayer-perceptron</text:span></text:a></text:p>
        </text:list-item>
        <text:list-item>
          <text:p text:style-name="P22"><text:a xlink:href="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" office:target-frame-name="_top" xlink:show="replace"><text:span text:style-name="Hyperlink">https://www.sciencedirect.com/topics/co</text:span><text:span text:style-name="Hyperlink">mputer-science/multilayer-perceptron#:~:text=MLPs%20are%20able%20to%20approximate,in%20at%20least%20three%20layers%3A&amp;text=One%20input%20layer%2C%20which%20simply,to%20the%20first%20hidden%20layer.&amp;text=One%20or%20more%20hidden%20layers%20of%20perceptrons</text:span></text:a>.</text:p>
        </text:list-item>
        <text:list-item>
          <text:p text:style-name="P23"><text:a xlink:href="http://yann.lecun.com/exdb/publis/pdf/lecun-01a.pdf" office:target-frame-name="_top" xlink:show="replace"><text:span text:style-name="Hyperlink">http://yann.lecun.com/exdb/publis/pdf/lecun-01a.pdf</text:span></text:a></text:p>
        </text:list-item>
        <text:list-item>
          <text:p text:style-name="P24"><text:a xlink:href="https://stats.stackexchange.com/questions/288261/why-is-max-pooling-necessary-in-convolutional-neural-networks" office:target-frame-name="_top" xlink:show="replace"><text:span text:style-name="Hyperlink">https:</text:span><text:span text:style-name="Hyperlink">//stats.stackexchange.com/questions/288261/why-is-max-pooling-necessary-in-convolutional-neural-networks</text:span></text:a></text:p>
        </text:list-item>
        <text:list-item>
          <text:p text:style-name="P25"><text:a xlink:href="https://towardsdatascience.com/a-comprehensive-guide-to-convolutional-neural-networks-the-eli5-way-3bd2b1164a53" office:target-frame-name="_top" xlink:show="replace"><text:span text:style-name="Hyperlink">https://towardsdatasci</text:span><text:span text:style-name="Hyperlink">ence.com/a-comprehensive-guide-to-convolutional-neural-networks-the-eli5-way-3bd2b1164a53</text:span></text:a><text:s/></text:p>
        </text:list-item>
        <text:list-item>
          <text:p text:style-name="P26"><text:a xlink:href="https://www.quora.com/Why-do-we-use-pooling-layer-in-convolutional-neural-networks" office:target-frame-name="_top" xlink:show="replace"><text:span text:style-name="Hyperlink">https://www.quora.com/Why-do-we-use-pooling-layer-in-convolutiona</text:span><text:span text:style-name="Hyperlink">l-neural-networks</text:span></text:a></text:p>
        </text:list-item>
        <text:list-item>
          <text:p text:style-name="P27"/>
        </text:list-item>
      </text:list>
      <text:p text:style-name="Standard"/>
      <text:p text:style-name="Standard">bilder</text:p>
      <text:list text:style-name="LFO2" text:continue-numbering="true">
        <text:list-item>
          <text:p text:style-name="P28"><text:a xlink:href="https://pixabay.com/de/vectors/neuron-nervenzelle-axon-dendriten-296581/" office:target-frame-name="_top" xlink:show="replace"><text:span text:style-name="Hyperlink">https://pixabay.com/de/vectors/neuron-nervenzelle-axon-dendriten-296581/</text:span></text:a><text:s/>(Neuron)</text:p>
        </text:list-item>
        <text:list-item>
          <text:p text:style-name="P29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30">https://cdn.kastatic.org/ka-perseus-graphie/994e897fe1d5dd3b47818a241fc0f5431bebf372.svg (3d Loss<text:s/>Function Plot)</text:p>
        </text:list-item>
        <text:list-item>
          <text:p text:style-name="P31">https://i.stack.imgur.com/Kmphu.png<text:s/>(overshooting)</text:p>
        </text:list-item>
        <text:list-item>
          <text:p text:style-name="P32"><text:a xlink:href="https://ujjwalkarn.me/2016/08/11/intuitive-explanation-convnets/" office:target-frame-name="_top" xlink:show="replace"><text:span text:style-name="Hyperlink">https://ujjwalkarn.me/2016/08/11/intuitive-explanation-convnets/</text:span></text:a><text:s/>(Convolution operation)</text:p>
        </text:list-item>
        <text:list-item>
          <text:p text:style-name="P33"/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4-02T13:58:00Z</dc:date>
    <meta:template xlink:href="Normal.dotm" xlink:type="simple"/>
    <meta:editing-cycles>35</meta:editing-cycles>
    <meta:editing-duration>PT0S</meta:editing-duration>
    <meta:document-statistic meta:page-count="2" meta:paragraph-count="12" meta:word-count="831" meta:character-count="6059" meta:row-count="43" meta:non-whitespace-character-count="5240"/>
  </office:meta>
</office:document-meta>
</file>